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NormalizationFilter.ArabicNormalizatio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abicNormalizationFilter.next(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